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pture it" svg:font-family="'Capture it'"/>
    <style:font-face style:name="Capture it 2" svg:font-family="'Capture it 2'"/>
    <style:font-face style:name="Liberation Serif1" svg:font-family="'Liberation Serif'"/>
    <style:font-face style:name="Operator Mono" svg:font-family="'Operator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widows="2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fo:break-before="page" style:writing-mode="lr-tb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</style:style>
    <style:style style:name="P8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widows="2" fo:text-indent="0cm" style:auto-text-indent="false" style:writing-mode="lr-tb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widows="2" fo:text-indent="0cm" style:auto-text-indent="false"/>
      <style:text-properties fo:color="#000000" style:font-name="Liberation Serif1" fo:font-size="12pt" fo:language="es" fo:country="ES" style:font-name-asian="Liberation Serif1" style:font-size-asian="12pt" style:font-name-complex="Liberation Serif1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  <style:text-properties fo:color="#000000" style:font-name="Liberation Serif1" fo:font-size="12pt" fo:language="es" fo:country="ES" style:font-name-asian="Liberation Serif1" style:font-size-asian="12pt" style:font-name-complex="Liberation Serif1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  <style:text-properties fo:color="#2d3335" style:font-name="Operator Mono" fo:font-size="11pt" fo:language="es" fo:country="ES" fo:font-style="italic" style:font-name-asian="Operator Mono" style:font-size-asian="11pt" style:font-style-asian="italic" style:font-name-complex="Operator Mono" style:font-size-complex="11pt" style:font-style-complex="italic"/>
    </style:style>
    <style:style style:name="P12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page-number="auto"/>
      <style:text-properties fo:color="#000000" style:font-name="Capture it" fo:font-size="20pt" fo:language="es" fo:country="ES" style:font-name-asian="Capture it" style:font-size-asian="20pt" style:font-name-complex="Capture it" style:font-size-complex="20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000000" style:font-name="Liberation Serif1" fo:font-size="12pt" fo:language="es" fo:country="ES" style:font-name-asian="Liberation Serif1" style:font-size-asian="12pt" style:font-name-complex="Liberation Serif1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000000" style:font-name="Operator Mono" fo:font-size="16pt" fo:language="es" fo:country="ES" fo:font-style="italic" style:font-name-asian="Operator Mono" style:font-size-asian="16pt" style:font-style-asian="italic" style:font-name-complex="Operator Mono" style:font-size-complex="16pt" style:font-style-complex="italic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000000" style:font-name="Operator Mono" fo:font-size="11pt" fo:language="es" fo:country="ES" fo:font-style="italic" style:font-name-asian="Operator Mono" style:font-size-asian="11pt" style:font-style-asian="italic" style:font-name-complex="Operator Mono" style:font-size-complex="11pt" style:font-style-complex="italic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2d3335" style:font-name="Operator Mono" fo:font-size="11pt" fo:language="es" fo:country="ES" fo:font-style="italic" style:font-name-asian="Operator Mono" style:font-size-asian="11pt" style:font-style-asian="italic" style:font-name-complex="Operator Mono" style:font-size-complex="11pt" style:font-style-complex="italic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fo:break-before="page" style:writing-mode="lr-tb"/>
      <style:text-properties fo:color="#000000" style:font-name="Operator Mono" fo:font-size="11pt" fo:language="es" fo:country="ES" fo:font-style="italic" style:font-name-asian="Operator Mono" style:font-size-asian="11pt" style:font-style-asian="italic" style:font-name-complex="Operator Mono" style:font-size-complex="11pt" style:font-style-complex="italic"/>
    </style:style>
    <style:style style:name="P18" style:family="paragraph" style:parent-style-name="Standard" style:list-style-name="L1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  <style:text-properties fo:color="#000000" style:font-name="Operator Mono" fo:font-size="16pt" fo:language="es" fo:country="ES" fo:font-style="italic" style:font-name-asian="Operator Mono" style:font-size-asian="16pt" style:font-style-asian="italic" style:font-name-complex="Operator Mono" style:font-size-complex="16pt" style:font-style-complex="italic"/>
    </style:style>
    <style:style style:name="P19" style:family="paragraph" style:parent-style-name="Standard" style:list-style-name="L2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000000" style:font-name="Operator Mono" fo:font-size="11pt" fo:language="es" fo:country="ES" fo:font-style="italic" style:font-name-asian="Operator Mono" style:font-size-asian="11pt" style:font-style-asian="italic" style:font-name-complex="Operator Mono" style:font-size-complex="11pt" style:font-style-complex="italic"/>
    </style:style>
    <style:style style:name="P20" style:family="paragraph" style:parent-style-name="Standard" style:list-style-name="L3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000000" style:font-name="Operator Mono" fo:font-size="11pt" fo:language="es" fo:country="ES" fo:font-style="italic" style:font-name-asian="Operator Mono" style:font-size-asian="11pt" style:font-style-asian="italic" style:font-name-complex="Operator Mono" style:font-size-complex="11pt" style:font-style-complex="italic"/>
    </style:style>
    <style:style style:name="P21" style:family="paragraph" style:parent-style-name="Standard" style:list-style-name="L4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000000" style:font-name="Operator Mono" fo:font-size="11pt" fo:language="es" fo:country="ES" fo:font-style="italic" style:font-name-asian="Operator Mono" style:font-size-asian="11pt" style:font-style-asian="italic" style:font-name-complex="Operator Mono" style:font-size-complex="11pt" style:font-style-complex="italic"/>
    </style:style>
    <style:style style:name="P22" style:family="paragraph" style:parent-style-name="Standard" style:list-style-name="L6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000000" style:font-name="Operator Mono" fo:font-size="11pt" fo:language="es" fo:country="ES" fo:font-style="italic" style:font-name-asian="Operator Mono" style:font-size-asian="11pt" style:font-style-asian="italic" style:font-name-complex="Operator Mono" style:font-size-complex="11pt" style:font-style-complex="italic"/>
    </style:style>
    <style:style style:name="P23" style:family="paragraph" style:parent-style-name="Standard" style:list-style-name="L8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000000" style:font-name="Operator Mono" fo:font-size="11pt" fo:language="es" fo:country="ES" fo:font-style="italic" style:font-name-asian="Operator Mono" style:font-size-asian="11pt" style:font-style-asian="italic" style:font-name-complex="Operator Mono" style:font-size-complex="11pt" style:font-style-complex="italic"/>
    </style:style>
    <style:style style:name="P24" style:family="paragraph" style:parent-style-name="Standard" style:list-style-name="L10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000000" style:font-name="Operator Mono" fo:font-size="11pt" fo:language="es" fo:country="ES" fo:font-style="italic" style:font-name-asian="Operator Mono" style:font-size-asian="11pt" style:font-style-asian="italic" style:font-name-complex="Operator Mono" style:font-size-complex="11pt" style:font-style-complex="italic"/>
    </style:style>
    <style:style style:name="P25" style:family="paragraph" style:parent-style-name="Standard" style:list-style-name="L5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000000" style:font-name="Operator Mono" fo:font-size="16pt" fo:language="es" fo:country="ES" fo:font-style="italic" style:font-name-asian="Operator Mono" style:font-size-asian="16pt" style:font-style-asian="italic" style:font-name-complex="Operator Mono" style:font-size-complex="16pt" style:font-style-complex="italic"/>
    </style:style>
    <style:style style:name="P26" style:family="paragraph" style:parent-style-name="Standard" style:list-style-name="L7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000000" style:font-name="Operator Mono" fo:font-size="16pt" fo:language="es" fo:country="ES" fo:font-style="italic" style:font-name-asian="Operator Mono" style:font-size-asian="16pt" style:font-style-asian="italic" style:font-name-complex="Operator Mono" style:font-size-complex="16pt" style:font-style-complex="italic"/>
    </style:style>
    <style:style style:name="P27" style:family="paragraph" style:parent-style-name="Standard" style:list-style-name="L9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000000" style:font-name="Operator Mono" fo:font-size="16pt" fo:language="es" fo:country="ES" fo:font-style="italic" style:font-name-asian="Operator Mono" style:font-size-asian="16pt" style:font-style-asian="italic" style:font-name-complex="Operator Mono" style:font-size-complex="16pt" style:font-style-complex="italic"/>
    </style:style>
    <style:style style:name="P28" style:family="paragraph" style:parent-style-name="Standard" style:list-style-name="L2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729fcf" style:font-name="Operator Mono" fo:font-size="11pt" fo:language="es" fo:country="ES" fo:font-style="italic" style:font-name-asian="Operator Mono" style:font-size-asian="11pt" style:font-style-asian="italic" style:font-name-complex="Operator Mono" style:font-size-complex="11pt" style:font-style-complex="italic"/>
    </style:style>
    <style:style style:name="P29" style:family="paragraph" style:parent-style-name="Standard" style:list-style-name="L3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545753" style:font-name="Operator Mono" fo:font-size="11pt" fo:language="es" fo:country="ES" fo:font-style="italic" style:font-name-asian="Operator Mono" style:font-size-asian="11pt" style:font-style-asian="italic" style:font-name-complex="Operator Mono" style:font-size-complex="11pt" style:font-style-complex="italic"/>
    </style:style>
    <style:style style:name="P30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000000" style:font-name="Liberation Serif1" fo:font-size="12pt" fo:language="es" fo:country="ES" style:font-name-asian="Liberation Serif1" style:font-size-asian="12pt" style:font-name-complex="Liberation Serif1" style:font-size-complex="12pt"/>
    </style:style>
    <style:style style:name="T1" style:family="text">
      <style:text-properties fo:color="#000000" style:font-name="Capture it 2" fo:font-size="16pt" fo:language="es" fo:country="ES" style:font-name-asian="Capture it 2" style:font-size-asian="16pt" style:font-name-complex="Capture it 2" style:font-size-complex="16pt"/>
    </style:style>
    <style:style style:name="T2" style:family="text">
      <style:text-properties fo:color="#000000" style:font-name="Liberation Serif1" fo:font-size="12pt" fo:language="es" fo:country="ES" style:font-name-asian="Liberation Serif1" style:font-size-asian="12pt" style:font-name-complex="Liberation Serif1" style:font-size-complex="12pt"/>
    </style:style>
    <style:style style:name="T3" style:family="text">
      <style:text-properties fo:color="#000000" style:font-name="Operator Mono" fo:font-size="11pt" fo:language="es" fo:country="ES" fo:font-style="italic" style:font-name-asian="Operator Mono" style:font-size-asian="11pt" style:font-style-asian="italic" style:font-name-complex="Operator Mono" style:font-size-complex="11pt" style:font-style-complex="italic"/>
    </style:style>
    <style:style style:name="T4" style:family="text">
      <style:text-properties fo:color="#000000" style:font-name="Operator Mono" fo:language="es" fo:country="ES" fo:font-style="italic" style:font-name-asian="Operator Mono" style:font-style-asian="italic" style:font-name-complex="Operator Mono" style:font-style-complex="italic"/>
    </style:style>
    <style:style style:name="T5" style:family="text">
      <style:text-properties fo:color="#000000" style:font-name="Operator Mono" fo:font-size="16pt" fo:language="es" fo:country="ES" fo:font-style="italic" style:font-name-asian="Operator Mono" style:font-size-asian="16pt" style:font-style-asian="italic" style:font-name-complex="Operator Mono" style:font-size-complex="16pt" style:font-style-complex="italic"/>
    </style:style>
    <style:style style:name="T6" style:family="text">
      <style:text-properties fo:color="#000000" style:font-name="Capture it" fo:font-size="20pt" fo:language="es" fo:country="ES" style:font-name-asian="Capture it" style:font-size-asian="20pt" style:font-name-complex="Capture it" style:font-size-complex="20pt"/>
    </style:style>
    <style:style style:name="T7" style:family="text">
      <style:text-properties fo:color="#545753" style:font-name="Operator Mono" fo:font-size="11pt" fo:language="es" fo:country="ES" fo:font-style="italic" style:font-name-asian="Operator Mono" style:font-size-asian="11pt" style:font-style-asian="italic" style:font-name-complex="Operator Mono" style:font-size-complex="11pt" style:font-style-complex="italic"/>
    </style:style>
    <style:style style:name="T8" style:family="text">
      <style:text-properties fo:color="#2d3335" style:font-name="Operator Mono" fo:font-size="11pt" fo:language="es" fo:country="ES" fo:font-style="italic" style:font-name-asian="Operator Mono" style:font-size-asian="11pt" style:font-style-asian="italic" style:font-name-complex="Operator Mono" style:font-size-complex="11pt" style:font-style-complex="italic"/>
    </style:style>
    <style:style style:name="T9" style:family="text">
      <style:text-properties fo:color="#729fcf" style:font-name="Operator Mono" fo:font-size="11pt" fo:language="es" fo:country="ES" fo:font-style="italic" style:font-name-asian="Operator Mono" style:font-size-asian="11pt" style:font-style-asian="italic" style:font-name-complex="Operator Mono" style:font-size-complex="11pt" style:font-style-complex="italic"/>
    </style:style>
    <text:list-style style:name="L1">
      <text:list-level-style-number text:level="1" text:style-name="Numbering_5f_Symbols" style:num-suffix="." style:num-format="1">
        <style:list-level-properties text:space-before="0.508cm"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5f_Symbols" text:bullet-char="•">
        <style:list-level-properties text:space-before="0.508cm" text:min-label-width="0.762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5f_Symbols" text:bullet-char="•">
        <style:list-level-properties text:space-before="0.508cm" text:min-label-width="0.762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5f_Symbols" text:bullet-char="•">
        <style:list-level-properties text:space-before="0.508cm" text:min-label-width="0.762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5f_Symbols" style:num-suffix="." style:num-format="1" text:start-value="2">
        <style:list-level-properties text:space-before="0.508cm"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5f_Symbols" text:bullet-char="•">
        <style:list-level-properties text:space-before="0.512cm" text:min-label-width="0.758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5f_Symbols" style:num-suffix="." style:num-format="1" text:start-value="3">
        <style:list-level-properties text:space-before="0.508cm"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5f_Symbols" text:bullet-char="•">
        <style:list-level-properties text:space-before="0.512cm" text:min-label-width="0.758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5f_Symbols" style:num-suffix="." style:num-format="1" text:start-value="4">
        <style:list-level-properties text:space-before="0.51cm" text:min-label-width="0.76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5f_Symbols" text:bullet-char="•">
        <style:list-level-properties text:space-before="0.512cm" text:min-label-width="0.758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asos para realizar la practica 01 .</text:p>
      <text:p text:style-name="P9"/>
      <text:list xml:id="list6998923890039793620" text:style-name="L1">
        <text:list-item>
          <text:p text:style-name="P18">Acceso a Enterprise (EM) DAtabase Control.</text:p>
        </text:list-item>
      </text:list>
      <text:p text:style-name="P10"/>
      <text:p text:style-name="P11">Tan solo tendremos que iniciar cuenta con los datos proporcionados por el scrips de inicio.</text:p>
      <text:p text:style-name="P10"/>
      <text:list xml:id="list7995991285128659862" text:style-name="L2">
        <text:list-item>
          <text:p text:style-name="P19">Para ello iremos a la siguiente url: </text:p>
          <text:list>
            <text:list-item>
              <text:p text:style-name="P28">https://pclab.localdomain:1158/em</text:p>
            </text:list-item>
          </text:list>
        </text:list-item>
      </text:list>
      <text:p text:style-name="P13"/>
      <text:list xml:id="list772934631232167516" text:style-name="L3">
        <text:list-item>
          <text:p text:style-name="P20">Y realizaremos el login con los siguientes datos:</text:p>
          <text:list>
            <text:list-item>
              <text:p text:style-name="P29">user: sys</text:p>
            </text:list-item>
            <text:list-item>
              <text:p text:style-name="P29">key: ABD3oradba</text:p>
            </text:list-item>
            <text:list-item>
              <text:p text:style-name="P29">tipo coneccion: sysdba</text:p>
            </text:list-item>
          </text:list>
        </text:list-item>
      </text:list>
      <text:p text:style-name="P30"/>
      <text:list xml:id="list5666880038552232790" text:style-name="L4">
        <text:list-item>
          <text:p text:style-name="P21">Listo</text:p>
        </text:list-item>
      </text:list>
      <text:p text:style-name="P13"/>
      <text:list xml:id="list120087491760077900" text:style-name="L5">
        <text:list-item>
          <text:p text:style-name="P25">Conceder permisos administrativos sobre EM</text:p>
        </text:list-item>
      </text:list>
      <text:p text:style-name="P14"/>
      <text:p text:style-name="P16">Pasos a seguir para dar permisos administrativos a otros usuarios, vamos a crear uno pero desde esta misma ubicación podemos editar y eliminar también:</text:p>
      <text:p text:style-name="P15"/>
      <text:list xml:id="list5831773928330281001" text:style-name="L6">
        <text:list-item>
          <text:p text:style-name="P22">Ir configurar/administradores/crear</text:p>
        </text:list-item>
        <text:list-item>
          <text:p text:style-name="P22">Rellenamos los campos y seleccionamos privilegios de superadministrador.</text:p>
        </text:list-item>
        <text:list-item>
          <text:p text:style-name="P22">Terminar y listo.</text:p>
        </text:list-item>
      </text:list>
      <text:p text:style-name="P15"/>
      <text:list xml:id="list7925900930867209457" text:style-name="L7">
        <text:list-item>
          <text:p text:style-name="P26">Definir periodos de iterrupción.</text:p>
        </text:list-item>
      </text:list>
      <text:p text:style-name="P14"/>
      <text:p text:style-name="P16">Pasos a seguir para crear una interrupcion del sistema, tiene gran utilidad para realizar tareas administrativas sobre la base de datos que vamos a detener temporalmente, ademas desde esta misma ubicación podemos editar y eliminar también:</text:p>
      <text:p text:style-name="P16"/>
      <text:list xml:id="list2117508460733414492" text:style-name="L8">
        <text:list-item>
          <text:p text:style-name="P23">Ir configurar/interrupciones/crear</text:p>
        </text:list-item>
        <text:list-item>
          <text:p text:style-name="P23">Rellenamos los campos.</text:p>
        </text:list-item>
        <text:list-item>
          <text:p text:style-name="P23">Terminar y listo.</text:p>
        </text:list-item>
      </text:list>
      <text:p text:style-name="P15"/>
      <text:p text:style-name="P17"/>
      <text:list xml:id="list8622068889491557679" text:style-name="L9">
        <text:list-item>
          <text:p text:style-name="P27">Definiición de credenciales preferidas.</text:p>
        </text:list-item>
      </text:list>
      <text:p text:style-name="P14"/>
      <text:p text:style-name="P16">Podemos configurar los credenciales en oracle para que autamaticamente se proporciones al sistema y inicio de seseión de la base de datos y para cuando programemos trabajos sobre ella:</text:p>
      <text:p text:style-name="P16"/>
      <text:list xml:id="list8913077724492241454" text:style-name="L10">
        <text:list-item>
          <text:p text:style-name="P24">Ir preferencias/credenciales preferidas/</text:p>
        </text:list-item>
        <text:list-item>
          <text:p text:style-name="P24">Entramos en la base de datos que acabamos de crear(o la que queramos cambiar).</text:p>
        </text:list-item>
        <text:list-item>
          <text:p text:style-name="P24">Rellenamos los datos.</text:p>
        </text:list-item>
        <text:list-item>
          <text:p text:style-name="P24">Terminar y listo.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pture it" svg:font-family="'Capture it'"/>
    <style:font-face style:name="Capture it 2" svg:font-family="'Capture it 2'"/>
    <style:font-face style:name="Liberation Serif1" svg:font-family="'Liberation Serif'"/>
    <style:font-face style:name="Operator Mono" svg:font-family="'Operator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Numbering_5f_Symbols" style:display-name="Numbering_Symbols" style:family="text"/>
    <style:style style:name="Bullet_5f_Symbols" style:display-name="Bullet_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Linux_X86_64 LibreOffice_project/00m0$Build-3</meta:generator>
    <dc:date>2016-06-18T16:58:14.777132931</dc:date>
    <meta:editing-duration>PT3M59S</meta:editing-duration>
    <meta:editing-cycles>1</meta:editing-cycles>
    <meta:document-statistic meta:table-count="0" meta:image-count="0" meta:object-count="0" meta:page-count="2" meta:paragraph-count="26" meta:word-count="219" meta:character-count="1408" meta:non-whitespace-character-count="1235"/>
  </office:meta>
</office:document-meta>
</file>